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exo I – Precedentes para a requisição</text:h>
      <text:p text:style-name="P1">da humanização dos psicoativos</text:p>
      <text:p text:style-name="Standard"/>
      <text:p text:style-name="Standard"/>
      <text:p text:style-name="Standard">- Historicamente, a atividade religiosa está intimamente ligada ao uso de psicoativos. O vinho nos ritos cristãos é apenas um exemplo.</text:p>
      <text:p text:style-name="Standard"/>
      <text:p text:style-name="Standard">- Milhões de daimistas e ayahuaqueiros consomem ayahuasca/huasca/iajé regularmente como desenvolvimento espiritual e físico. Possuem vidas normais, talvez até mais brilhantes que o normal pois relatam melhoras em suas vidas e capacidades perceptivas e de execução.</text:p>
      <text:p text:style-name="Standard"/>
      <text:p text:style-name="Standard">- Usuários de cannabis não só reconhecem o uso pertinente para suas vidas, como estão fazendo marchas para avançarmos no tratamento humanizado do consumo da erva.</text:p>
      <text:p text:style-name="Standard"/>
      <text:p text:style-name="Standard">- Artistas e ativistas fazem uso diariamente de substâncias e reconhecem plenamente os benefícios que recebem para seu próprio desenvolvimento e para suas contribuições para a sociedade.</text:p>
      <text:p text:style-name="Standard"/>
      <text:p text:style-name="Standard">- A humanidade é marcada - não só - por usuários de psicoativos (psicoativistas): Martinho Lutero, Mozart, Freud, Albert Einstein, Jimmy Hendrix e Chico Science constitui apenas uma lista curta e caricata que atravessou épocas e tabus. Talvez deva ser feito um monumento para os psicoativistas, de forma a reconhecer seus esforços e contribuições. Dado que os psicoativistas são recriminados e podem ser tidos como uma minoria desfavorecida, talvez devamos pensar em cotas para psicoativistas.</text:p>
      <text:p text:style-name="Standard"/>
      <text:p text:style-name="Standard">- O autodesenvolvimento com uso instruído de psicoativos deve ser um direito universal, assegurado pelas evidências históricas, culturais e instintivas.</text:p>
      <text:p text:style-name="Standard"/>
      <text:p text:style-name="Standard">- Podemos estar impedindo que a humanidade se transforme com a distribuição de veneno para os agentes transformadores.</text:p>
      <text:p text:style-name="Standard"/>
      <text:p text:style-name="Standard">- Há muito medo de rejeição por parte dos usuários, com a maior parte não revelando para ninguém estas atividades, somente para os mais íntimos.</text:p>
      <text:p text:style-name="Standard"/>
      <text:p text:style-name="Standard">- Há receio de que desenvolver estas ideias nitidamente seja considerado apologia às drogas.</text:p>
      <text:p text:style-name="Standard"/>
      <text:p text:style-name="Standard">- Mesmo legalizando, o uso de psicoativos ainda é mantido no lugar da vergonha, o tabu permanece, a baixa diversidade de psicoativos promove vício e intoxicação. É pertinente que façamos uma discussão mais ampla e aprofundada para realocar estas práticas para uma conceitualização mais útil e verdadei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4T14:41:32</meta:creation-date>
    <dc:date>2014-12-14T15:15:21</dc:date>
    <dc:creator>R Fabbri</dc:creator>
    <meta:editing-duration>PT30M12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2" meta:word-count="320" meta:character-count="2118" meta:non-whitespace-character-count="1810"/>
  </office:meta>
</office:document-meta>
</file>